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be996" officeooo:paragraph-rsid="001be996"/>
    </style:style>
    <style:style style:name="P2" style:family="paragraph" style:parent-style-name="Standard">
      <style:text-properties style:font-name="DejaVu Sans Mono" officeooo:rsid="001be996" officeooo:paragraph-rsid="001e3308"/>
    </style:style>
    <style:style style:name="P3" style:family="paragraph" style:parent-style-name="Standard">
      <style:text-properties style:font-name="DejaVu Sans Mono" officeooo:rsid="001be996" officeooo:paragraph-rsid="00ceb189"/>
    </style:style>
    <style:style style:name="P4" style:family="paragraph" style:parent-style-name="Standard">
      <style:text-properties style:font-name="DejaVu Sans Mono" officeooo:rsid="001f4813" officeooo:paragraph-rsid="001be996"/>
    </style:style>
    <style:style style:name="P5" style:family="paragraph" style:parent-style-name="Standard">
      <style:text-properties style:font-name="DejaVu Sans Mono" officeooo:rsid="00f5aa03" officeooo:paragraph-rsid="00f5aa03"/>
    </style:style>
    <style:style style:name="P6" style:family="paragraph" style:parent-style-name="Standard">
      <style:text-properties fo:color="#0066b3" style:font-name="DejaVu Sans Mono" fo:font-weight="bold" officeooo:rsid="001be996" officeooo:paragraph-rsid="001be996" style:font-weight-asian="bold" style:font-weight-complex="bold"/>
    </style:style>
    <style:style style:name="P7" style:family="paragraph" style:parent-style-name="Standard">
      <style:text-properties fo:color="#0066b3" style:font-name="DejaVu Sans Mono" fo:font-style="normal" fo:font-weight="bold" officeooo:rsid="001be996" officeooo:paragraph-rsid="001be996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paragraph-rsid="00ea163c"/>
    </style:style>
    <style:style style:name="P9" style:family="paragraph" style:parent-style-name="Standard">
      <style:text-properties officeooo:paragraph-rsid="00feb1a6"/>
    </style:style>
    <style:style style:name="P10" style:family="paragraph" style:parent-style-name="Standard">
      <style:text-properties officeooo:paragraph-rsid="0100033b"/>
    </style:style>
    <style:style style:name="P11" style:family="paragraph" style:parent-style-name="Standard">
      <style:text-properties officeooo:paragraph-rsid="0106795e"/>
    </style:style>
    <style:style style:name="P12" style:family="paragraph" style:parent-style-name="Standard" style:list-style-name="L1">
      <style:text-properties style:font-name="DejaVu Sans Mono" officeooo:rsid="00795484" officeooo:paragraph-rsid="00ea2d2b"/>
    </style:style>
    <style:style style:name="P13" style:family="paragraph" style:parent-style-name="Standard" style:list-style-name="L1">
      <style:text-properties style:font-name="DejaVu Sans Mono" officeooo:rsid="00ea2d2b" officeooo:paragraph-rsid="00ea2d2b"/>
    </style:style>
    <style:style style:name="P14" style:family="paragraph" style:parent-style-name="Standard" style:list-style-name="L1">
      <style:text-properties style:font-name="DejaVu Sans Mono" officeooo:rsid="00f1d2fa" officeooo:paragraph-rsid="00ea2d2b"/>
    </style:style>
    <style:style style:name="P15" style:family="paragraph" style:parent-style-name="Standard" style:list-style-name="L1">
      <style:text-properties style:font-name="DejaVu Sans Mono" officeooo:rsid="00f1d2fa" officeooo:paragraph-rsid="00ceb189"/>
    </style:style>
    <style:style style:name="P16" style:family="paragraph" style:parent-style-name="Standard" style:list-style-name="L1">
      <style:text-properties style:font-name="DejaVu Sans Mono" officeooo:rsid="00f1d2fa" officeooo:paragraph-rsid="00ec6e7e"/>
    </style:style>
    <style:style style:name="P17" style:family="paragraph" style:parent-style-name="Standard" style:list-style-name="L1">
      <style:text-properties style:font-name="DejaVu Sans Mono" officeooo:rsid="00fb9a1a" officeooo:paragraph-rsid="00fb9a1a"/>
    </style:style>
    <style:style style:name="P18" style:family="paragraph" style:parent-style-name="Standard" style:list-style-name="L1">
      <style:text-properties style:font-name="DejaVu Sans Mono" officeooo:rsid="00ec6e7e" officeooo:paragraph-rsid="00ec6e7e"/>
    </style:style>
    <style:style style:name="P19" style:family="paragraph" style:parent-style-name="Standard" style:list-style-name="L1">
      <style:text-properties style:font-name="DejaVu Sans Mono" officeooo:rsid="00ec6e7e" officeooo:paragraph-rsid="00f82c4b"/>
    </style:style>
    <style:style style:name="P20" style:family="paragraph" style:parent-style-name="Standard" style:list-style-name="L2">
      <style:text-properties style:font-name="DejaVu Sans Mono" officeooo:rsid="001be996" officeooo:paragraph-rsid="001e3308"/>
    </style:style>
    <style:style style:name="P21" style:family="paragraph" style:parent-style-name="Standard" style:list-style-name="L1">
      <style:text-properties style:font-name="DejaVu Sans Mono" officeooo:rsid="00eb7893" officeooo:paragraph-rsid="00eb7893"/>
    </style:style>
    <style:style style:name="P22" style:family="paragraph" style:parent-style-name="Standard" style:list-style-name="L1">
      <style:text-properties style:font-name="DejaVu Sans Mono" officeooo:rsid="00f022c7" officeooo:paragraph-rsid="00f022c7"/>
    </style:style>
    <style:style style:name="P23" style:family="paragraph" style:parent-style-name="Standard" style:list-style-name="L1">
      <style:text-properties style:font-name="DejaVu Sans Mono" officeooo:rsid="00f272d7" officeooo:paragraph-rsid="00f272d7"/>
    </style:style>
    <style:style style:name="P24" style:family="paragraph" style:parent-style-name="Standard" style:list-style-name="L3">
      <style:text-properties officeooo:paragraph-rsid="00ea163c"/>
    </style:style>
    <style:style style:name="P25" style:family="paragraph" style:parent-style-name="Standard" style:list-style-name="L3">
      <style:text-properties officeooo:paragraph-rsid="00ed0fbc"/>
    </style:style>
    <style:style style:name="P26" style:family="paragraph" style:parent-style-name="Heading_20_4">
      <style:text-properties officeooo:paragraph-rsid="0106795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66b3" style:font-name="DejaVu Sans Mono" fo:font-weight="bold" officeooo:rsid="00d95aec" style:font-weight-asian="bold" style:font-weight-complex="bold"/>
    </style:style>
    <style:style style:name="T3" style:family="text">
      <style:text-properties fo:color="#111111" fo:font-weight="normal" officeooo:rsid="00e76efc" style:font-weight-asian="normal" style:font-weight-complex="normal"/>
    </style:style>
    <style:style style:name="T4" style:family="text">
      <style:text-properties fo:color="#111111" fo:font-weight="normal" officeooo:rsid="00ed0fbc" style:font-weight-asian="normal" style:font-weight-complex="normal"/>
    </style:style>
    <style:style style:name="T5" style:family="text">
      <style:text-properties fo:color="#111111" fo:font-weight="normal" officeooo:rsid="00f3ebb6" style:font-weight-asian="normal" style:font-weight-complex="normal"/>
    </style:style>
    <style:style style:name="T6" style:family="text">
      <style:text-properties fo:color="#111111" fo:font-weight="normal" officeooo:rsid="00f92210" style:font-weight-asian="normal" style:font-weight-complex="normal"/>
    </style:style>
    <style:style style:name="T7" style:family="text">
      <style:text-properties fo:color="#111111" fo:font-weight="normal" officeooo:rsid="00feb1a6" style:font-weight-asian="normal" style:font-weight-complex="normal"/>
    </style:style>
    <style:style style:name="T8" style:family="text">
      <style:text-properties fo:color="#111111" fo:font-weight="normal" officeooo:rsid="0100033b" style:font-weight-asian="normal" style:font-weight-complex="normal"/>
    </style:style>
    <style:style style:name="T9" style:family="text">
      <style:text-properties fo:color="#111111" fo:font-weight="normal" officeooo:rsid="0103191e" style:font-weight-asian="normal" style:font-weight-complex="normal"/>
    </style:style>
    <style:style style:name="T10" style:family="text">
      <style:text-properties fo:color="#111111" fo:font-weight="normal" officeooo:rsid="0103db95" style:font-weight-asian="normal" style:font-weight-complex="normal"/>
    </style:style>
    <style:style style:name="T11" style:family="text">
      <style:text-properties fo:color="#111111" style:font-name="DejaVu Sans Mono" fo:font-weight="normal" officeooo:rsid="00ef52c5" style:font-weight-asian="normal" style:font-weight-complex="normal"/>
    </style:style>
    <style:style style:name="T12" style:family="text">
      <style:text-properties fo:color="#111111" fo:font-size="12pt" fo:font-weight="normal" officeooo:rsid="00e76efc" style:font-size-asian="12pt" style:font-weight-asian="normal" style:font-size-complex="12pt" style:font-weight-complex="normal"/>
    </style:style>
    <style:style style:name="T13" style:family="text">
      <style:text-properties officeooo:rsid="00e76efc"/>
    </style:style>
    <style:style style:name="T14" style:family="text">
      <style:text-properties officeooo:rsid="00e87e19"/>
    </style:style>
    <style:style style:name="T15" style:family="text">
      <style:text-properties officeooo:rsid="00e95e9e"/>
    </style:style>
    <style:style style:name="T16" style:family="text">
      <style:text-properties officeooo:rsid="00e9b211"/>
    </style:style>
    <style:style style:name="T17" style:family="text">
      <style:text-properties officeooo:rsid="00ea2d2b"/>
    </style:style>
    <style:style style:name="T18" style:family="text">
      <style:text-properties officeooo:rsid="00f19c2f"/>
    </style:style>
    <style:style style:name="T19" style:family="text">
      <style:text-properties officeooo:rsid="00f1d2fa"/>
    </style:style>
    <style:style style:name="T20" style:family="text">
      <style:text-properties officeooo:rsid="00f78e20"/>
    </style:style>
    <style:style style:name="T21" style:family="text">
      <style:text-properties officeooo:rsid="00f82c4b"/>
    </style:style>
    <style:style style:name="T22" style:family="text">
      <style:text-properties officeooo:rsid="00fa710c"/>
    </style:style>
    <style:style style:name="T23" style:family="text">
      <style:text-properties officeooo:rsid="01018c74"/>
    </style:style>
    <style:style style:name="T24" style:family="text">
      <style:text-properties officeooo:rsid="0105c954"/>
    </style:style>
    <style:style style:name="T25" style:family="text">
      <style:text-properties officeooo:rsid="010781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title: <text:span text:style-name="T1">Direnasiel Schoten revamp</text:span></text:p>
      <text:p text:style-name="P1"/>
      <text:p text:style-name="P6">1. introduction</text:p>
      <text:p text:style-name="P6"/>
      <text:p text:style-name="P3"><text:tab/><text:span text:style-name="T16">Restyling of an existing website for an animal-shelter.</text:span></text:p>
      <text:p text:style-name="P5"><text:tab/>Goals: attract sponsors</text:p>
      <text:p text:style-name="P3"/>
      <text:p text:style-name="P3"><text:s text:c="3"/><text:span text:style-name="T17">Features:</text:span></text:p>
      <text:p text:style-name="P3"/>
      <text:list xml:id="list364998870" text:style-name="L1">
        <text:list-item>
          <text:p text:style-name="P12"><text:span text:style-name="T24">Write </text:span>HTML5, <text:span text:style-name="T17">W3 consortium (no errors)</text:span></text:p>
        </text:list-item>
        <text:list-item>
          <text:p text:style-name="P13">CSS3, use of UI framework, Bootstrap grid, better composition</text:p>
        </text:list-item>
        <text:list-item>
          <text:p text:style-name="P14">New navigation system using navbar</text:p>
        </text:list-item>
        <text:list-item>
          <text:p text:style-name="P17">Menu on the left</text:p>
        </text:list-item>
        <text:list-item>
          <text:p text:style-name="P18">Resonsiveness (media queries/<text:span text:style-name="T25">Bootstrap</text:span>)</text:p>
        </text:list-item>
        <text:list-item>
          <text:p text:style-name="P15">Contact form</text:p>
        </text:list-item>
        <text:list-item>
          <text:p text:style-name="P21"><text:span text:style-name="T19">S</text:span>ocial icons in the footer</text:p>
        </text:list-item>
        <text:list-item>
          <text:p text:style-name="P21"><text:span text:style-name="T19">G</text:span>oogle map</text:p>
        </text:list-item>
        <text:list-item>
          <text:p text:style-name="P16">Static website</text:p>
        </text:list-item>
        <text:list-item>
          <text:p text:style-name="P19"><text:span text:style-name="T19">M</text:span>aintainable? <text:span text:style-name="T21">Maintainable Animals cards</text:span></text:p>
        </text:list-item>
        <text:list-item>
          <text:p text:style-name="P22"><text:span text:style-name="T19">M</text:span>edia? (<text:span text:style-name="T22">Trailer</text:span>? <text:span text:style-name="T18">Animations?</text:span>)</text:p>
        </text:list-item>
        <text:list-item>
          <text:p text:style-name="P23">Dy<text:span text:style-name="T20">namic content (mini CSM)</text:span></text:p>
        </text:list-item>
      </text:list>
      <text:p text:style-name="P1"/>
      <text:p text:style-name="P7">2. <text:span text:style-name="T14">User Interface Design and Prototype</text:span></text:p>
      <text:p text:style-name="P7"/>
      <text:p text:style-name="P4"><text:tab/><text:span text:style-name="T13">text.</text:span></text:p>
      <text:p text:style-name="P2"/>
      <text:list xml:id="list1874097355" text:style-name="L2">
        <text:list-header>
          <text:p text:style-name="P20"/>
        </text:list-header>
      </text:list>
      <text:p text:style-name="P6">3. <text:span text:style-name="T15">Navigation Structure</text:span></text:p>
      <text:p text:style-name="P6"/>
      <text:p text:style-name="P1"><text:tab/><text:span text:style-name="T23">Simple navigation on the left.</text:span></text:p>
      <text:p text:style-name="P1"/>
      <text:p text:style-name="P6">4. References</text:p>
      <text:p text:style-name="P6"><text:tab/></text:p>
      <text:p text:style-name="P6"><text:tab/><text:span text:style-name="T9">Some ideas </text:span><text:span text:style-name="T10">and concepts</text:span><text:span text:style-name="T9">:</text:span></text:p>
      <text:p text:style-name="P6"><text:tab/></text:p>
      <text:p text:style-name="P8"><text:span text:style-name="T2"><text:tab/></text:span><text:span text:style-name="T11">W</text:span><text:span text:style-name="Source_20_Text"><text:span text:style-name="T3">ireframes are about structure and functionality and not design <text:tab/>details.</text:span></text:span></text:p>
      <text:p text:style-name="P8"><text:span text:style-name="Source_20_Text"><text:span text:style-name="T3"/></text:span></text:p>
      <text:p text:style-name="P8"><text:a xlink:type="simple" xlink:href="https://onextrapixel.com/free-bootstrap-wireframing-set-for-powerpoint" text:style-name="Internet_20_link" text:visited-style-name="Visited_20_Internet_20_Link"><text:span text:style-name="Source_20_Text">https://onextrapixel.com/free-bootstrap-wireframing-set-for-powerpoint</text:span></text:a><text:span text:style-name="Source_20_Text"><text:span text:style-name="T3"> </text:span></text:span></text:p>
      <text:p text:style-name="P8"><text:span text:style-name="Source_20_Text"><text:span text:style-name="T3"/></text:span></text:p>
      <text:p text:style-name="P8"><text:span text:style-name="Source_20_Text"><text:span text:style-name="T3"><text:s text:c="3"/></text:span></text:span><text:span text:style-name="Source_20_Text"><text:span text:style-name="T6">C</text:span></text:span><text:span text:style-name="Source_20_Text"><text:span text:style-name="T3">onceptual structure is not the same as navigational structure. <text:tab/>The objective of the information architecture diagram is not to <text:tab/>provide a full-blown navigational specification</text:span></text:span></text:p>
      <text:p text:style-name="P8"><text:span text:style-name="Source_20_Text"><text:span text:style-name="T3"/></text:span></text:p>
      <text:p text:style-name="P8"><text:a xlink:type="simple" xlink:href="http://www.jjg.net/ia/visvocab" text:style-name="Internet_20_link" text:visited-style-name="Visited_20_Internet_20_Link"><text:span text:style-name="Source_20_Text"><text:span text:style-name="T3">http://www.jjg.net/ia/visvocab</text:span></text:span></text:a></text:p>
      <text:p text:style-name="P8"><text:span text:style-name="Source_20_Text"><text:span text:style-name="T3"/></text:span></text:p>
      <text:p text:style-name="P8"><text:span text:style-name="Source_20_Text"><text:span text:style-name="T3"><text:tab/>UX Design Process: How To Sketch Wireframes—Web Design Pt 1/</text:span></text:span><text:span text:style-name="Source_20_Text"><text:span text:style-name="T7">2/3</text:span></text:span></text:p>
      <text:p text:style-name="P8"><text:span text:style-name="Source_20_Text"><text:span text:style-name="T3"/></text:span></text:p>
      <text:p text:style-name="P8"><text:span text:style-name="Source_20_Text"><text:span text:style-name="T3"><text:s text:c="3"/></text:span></text:span><text:span text:style-name="Source_20_Text"><text:span text:style-name="T5">Prompts:</text:span></text:span></text:p>
      <text:p text:style-name="P8"><text:span text:style-name="Source_20_Text"><text:span text:style-name="T5"/></text:span></text:p>
      <text:list xml:id="list3963943114" text:style-name="L3">
        <text:list-item>
          <text:p text:style-name="P24"><text:soft-page-break/><text:span text:style-name="Source_20_Text"><text:span text:style-name="T4">our goals</text:span></text:span></text:p>
        </text:list-item>
        <text:list-item>
          <text:p text:style-name="P24"><text:span text:style-name="Source_20_Text"><text:span text:style-name="T4">users’s goals</text:span></text:span></text:p>
        </text:list-item>
        <text:list-item>
          <text:p text:style-name="P25"><text:span text:style-name="Source_20_Text"><text:span text:style-name="T4">questions to answer</text:span></text:span></text:p>
        </text:list-item>
        <text:list-item>
          <text:p text:style-name="P25"><text:span text:style-name="Source_20_Text"><text:span text:style-name="T4">emotions to invoke</text:span></text:span></text:p>
        </text:list-item>
      </text:list>
      <text:p text:style-name="P8"><text:span text:style-name="Source_20_Text"><text:span text:style-name="T3"/></text:span></text:p>
      <text:p text:style-name="P11"><text:a xlink:type="simple" xlink:href="https://www.youtube.com/watch?v=ciL6FxkoLsw" text:style-name="Internet_20_link" text:visited-style-name="Visited_20_Internet_20_Link"><text:span text:style-name="Source_20_Text"><text:span text:style-name="T3">https://www.youtube.com/watch?v=ciL6FxkoLsw</text:span></text:span></text:a></text:p>
      <text:h text:style-name="P26" text:outline-level="4"><text:span text:style-name="Source_20_Text"><text:span text:style-name="T12">Wireframing for Newbies</text:span></text:span></text:h>
      <text:p text:style-name="P9"><text:span text:style-name="Source_20_Text"><text:span text:style-name="T3"/></text:span></text:p>
      <text:p text:style-name="P9"><text:span text:style-name="Source_20_Text"><text:span text:style-name="T7">Wireframes are both design and communication artifacts</text:span></text:span></text:p>
      <text:p text:style-name="P9"><text:span text:style-name="Source_20_Text"><text:span text:style-name="T7"/></text:span></text:p>
      <text:p text:style-name="P10"><text:a xlink:type="simple" xlink:href="https://www.youtube.com/watch?v=KnZ" text:style-name="Internet_20_link" text:visited-style-name="Visited_20_Internet_20_Link"><text:span text:style-name="Source_20_Text"><text:span text:style-name="T3">https://www.youtube.com/watch?v=</text:span></text:span></text:a><text:a xlink:type="simple" xlink:href="https://www.youtube.com/watch?v=KnZ" text:style-name="Internet_20_link" text:visited-style-name="Visited_20_Internet_20_Link"><text:span text:style-name="Source_20_Text"><text:span text:style-name="T8">KnZ</text:span></text:span></text:a></text:p>
      <text:p text:style-name="P10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5:27:29.879321334</meta:creation-date>
    <dc:date>2020-04-03T02:24:23.807296978</dc:date>
    <meta:editing-duration>PT11H15M45S</meta:editing-duration>
    <meta:editing-cycles>217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176" meta:character-count="1291" meta:non-whitespace-character-count="1148"/>
  </office:meta>
</office:document-meta>
</file>